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article introduces an adaptive Markov-chain Monte Carlo algorithm<text:line-break/>for estimating the density of states of general models in statistical<text:line-break/>mechanics. A key ingredient in the proposed algorithm is the<text:line-break/>Wang-Landau acceptance probability, designed to force a "flat<text:line-break/>histogram" in energy space. The novelty of the current algorithm,<text:line-break/>which the author calls "Blender", is that it utilizes multiple random<text:line-break/>walkers, and therefore parallelises quite naturally.<text:line-break/><text:line-break/>I strongly believe that the introduction and/or analysis of novel<text:line-break/>computational methods applicable to general problems in statistical<text:line-break/>physics is an entirely appropriate topic for an article in Physical<text:line-break/>Review Letters. Unfortunately, for several reasons described below,<text:line-break/>the current article falls significantly below the high standards<text:line-break/>required to justify publication in PRL. I, therefore, recommend the<text:line-break/>article be rejected.<text:line-break/><text:line-break/>Here are some specific criticisms leading to my conclusion.<text:line-break/><text:line-break/>1. Apart from one sentence referring to Refs [10-12], no mention is<text:line-break/>made of the fact that parallel implementations of Wang-Landau sampling<text:line-break/>already exist. The only way to justify the importance of the current<text:line-break/>contribution, would be to perform a systematic numerical comparison of<text:line-break/>it with other methods from the literature. No such comparison is made<text:line-break/>whatsoever. In fact, the only quantitative comment linking the Blender<text:line-break/>algorithm to any previous methods for computing the density of states<text:line-break/>is to point out that Blender was only capable of simulating a 26 x 26<text:line-break/>Ising model, while the original Wang-Landau method was already capable<text:line-break/>of simulating a 256 x 256 Ising model (eighteen years ago, no less).<text:line-break/>Given this fact, I do not believe the article in its current form is<text:line-break/>ready for publication anywhere, even in a specialized journal such as<text:line-break/>Physical Review E or Physical Review B. It may well be that Blender is<text:line-break/>an interesting algorithm, with some practical advantages; but the<text:line-break/>author must "demonstrate" this to the reader. I strongly urge the<text:line-break/>author to address this significant shortcoming before submitting this<text:line-break/>article elsewhere.<text:line-break/><text:line-break/>2. In a number of places, rather well-known results are claimed to be<text:line-break/>novel. The most startling example is the discussion around equations<text:line-break/>(5), (6) and (7). To motivate this discussion, the author claims that<text:line-break/>people believe it is not possible to use the density of states to<text:line-break/>compute expectations of general observables (such as order<text:line-break/>parameters). This is manifestly false. I don't like to use the word,<text:line-break/>but Equation (5) is quite literally "trivial". It is true essentially<text:line-break/>by inspection, and anyone who has ever written a partition function in<text:line-break/>terms of the density of states will already find it entirely obvious.<text:line-break/>Equations (6) and (7) provide a redundant derivation of (5), by making<text:line-break/>it seem more complicated that it actually is (for e.g. the discussion<text:line-break/>of ordering the configurations is entirely unnecessary).<text:line-break/><text:line-break/>Another example appears on page 1, column 2, where it is claimed that<text:line-break/>"In the previous work [13] it was shown that a properly scaled<text:line-break/>histogram of a uniformly sampled random set converges to the exact<text:line-break/>density of states as the number of samples goes to infinity". This<text:line-break/><text:soft-page-break/>result, known as the Glivenko-Cantelli theorem, is not trivial; but<text:line-break/>has been known since 1933, significantly predating reference [13].<text:line-break/><text:line-break/>As final example, also on page 1, it is claimed that in [13] the<text:line-break/>"master set" is "put forth"; yet the master set is nothing other than<text:line-break/>the configuration space.<text:line-break/><text:line-break/>3. The quality of presentation is very poor. The manuscript is filled<text:line-break/>with spelling errors throughout, and typographical errors (especially<text:line-break/>in the bibliography). The description of the main algorithm is also<text:line-break/>quite ambiguous in places: e.g. step 1 is not a statement (presumably<text:line-break/>it refers to the inputs); H(e_s) is used in step 4 but never defined;<text:line-break/>are the spin-flip proposals of each of the S processes performed<text:line-break/>independently (this is not specified)? The manuscript has a distinct<text:line-break/>air or being rushed, and it certainly does not seem to have had any<text:line-break/>significant proof reading.<text:line-break/><text:line-break/>4. A chief motivation of the article appears to be the author's<text:line-break/>interest in Li_2 OHCl. I'm sure the author has good reasons for being<text:line-break/>interested in this molecule; it is mooted that it has something to do<text:line-break/>with disordered sublattices. But no effort is made on the part of the<text:line-break/>author to explain why introducing a method to study this specific<text:line-break/>physical system would be of interest to a general physicist. If the<text:line-break/>author had introduced a new algorithm and shown convincing numerical<text:line-break/>evidence that it outperformed other well-known methods for studying<text:line-break/>the Ising model, that may have been grounds for publication in PRL;<text:line-break/>everyone accepts Ising as an appropriate test bed for new numerical<text:line-break/>schemes.<text:line-break/><text:line-break/>But instead, the current article motivates studying the 10 x 10 Ising<text:line-break/>model by noting that its configuration space has roughly the same size<text:line-break/>as the configuration space of the 3 x 3 x 3 system of disordered Li_2<text:line-break/>OHCl, without explaining why the reader should be interested in the<text:line-break/>latter.<text:line-break/><text:line-break/>A much more appropriate strategy would have been to have simply<text:line-break/>focused on the Ising model, and compared its performance with other<text:line-break/>known methods.<text:line-break/><text:line-break/>5. Following on from the previous comment, one significant deficiency<text:line-break/>of the present treatment is that no systematic study of the L<text:line-break/>dependence of the algorithm's performance is undertaken. This is the<text:line-break/>crucial question; does the current method scale better than other<text:line-break/>known methods as L grows? No mention is made of this.<text:line-break/><text:line-break/>The totality of these comments leads me to believe that rejection of<text:line-break/>this manuscript is the only possible conclusion.<text:line-break/><text:line-break/>In order to help the author rewrite the manuscript, for possible<text:line-break/>publication elsewhere, I offer the following further suggestions:<text:line-break/><text:line-break/>6. Of Figure 1a the author says the decrease with S of the number of<text:line-break/>iterations required to obtain 1% relative error is "not linear" and<text:line-break/><text:soft-page-break/>that there is an "exponential like decay". The figure does not seem to<text:line-break/>support this conclusion at all. The initial power law decay plateaus<text:line-break/>out at around S = 1000, and from there on it seems that increasing S<text:line-break/>further offers little improvement. I am therefore unsure of why the<text:line-break/>author states exponential decay?<text:line-break/><text:line-break/>7. In Figs. 1a and 1b the same symbol is used to label the y-axis in<text:line-break/>both plots, even though they should different quantities.<text:line-break/><text:line-break/>8. Of Fig. 1a, the author claims that S=100 can be taken as an<text:line-break/>approximate "optimal value" of S. Why? I cannot see anything special<text:line-break/>about this value from the figure.<text:line-break/><text:line-break/>9. The comparison of Fig. 4a and 4b seems a little artificial to me;<text:line-break/>the curves in the S=100 plot have 10 times as many samples so it is<text:line-break/>not surprising they have smaller fluctuations. Other than this quite<text:line-break/>elementary observation, what point is the author trying to make by<text:line-break/>this comparison?<text:line-break/><text:line-break/>----------------------------------------------------------------------<text:line-break/>Report of Referee B -- LB16252/Howard<text:line-break/>----------------------------------------------------------------------<text:line-break/><text:line-break/>This manuscript proposed a new computational algorithm, Blender, for<text:line-break/>obtaining the energy density of states. It is applied to the 2D Ising<text:line-break/>model of two selected sizes, 10x10 and 26x26, as a proof-of-principle.<text:line-break/>Although the algorithm proposed is new and it seems to work for a<text:line-break/>small 2D Ising model, there are a number of shortcomings of the<text:line-break/>algorithm that hinders its general application. In my opinion, the<text:line-break/>algorithm in its current form, together with the presentation of the<text:line-break/>manuscript, make it not suitable for publication in Physical Review<text:line-break/>Letters.<text:line-break/><text:line-break/>The new algorithm seems to work correctly, but it is not as robust and<text:line-break/>accurate as Wang-Landau sampling [Phys. Rev. Lett. 86, 2050 (2001)]<text:line-break/>proposed nearly 20 years ago, or other existing methods such as<text:line-break/>multicanonical sampling [Phys. Rev. Lett. 68, 9 (1992), Phys. Lett. B<text:line-break/>267, 249 (1991)] and transition matrix Monte Carlo reweighting method<text:line-break/>[Int. J. Mod. Phys. C Vol. 10, pp. 1563 (1999)], just to name a few.<text:line-break/>In the paper, there is no comparison with the current state-of-the-art<text:line-break/>algorithms. Indeed, the advantage of this algorithm over other<text:line-break/>existing algorithms in terms of the time-to-solution and accuracy, is<text:line-break/>not convincing. According to the original Wang-Landau sampling paper,<text:line-break/>Wang-Landau sampling is able to obtain an error in the log of the<text:line-break/>density of states ranging between 10^-6 and 10^-4 on a 32x32 2D Ising<text:line-break/>lattice using 7 x 10^5 sweeps. Comparing this with Fig. 3 in the<text:line-break/>manuscript where the error of the density of states as a function of<text:line-break/>energy per site is shown, this algorithm takes 10^9 sweeps to attain<text:line-break/>the same accuracy but only for a 10x10 2D Ising model.<text:line-break/><text:line-break/>One thing to note is that nearly all algorithms will work for Ising<text:line-break/>model as it has very simple thermodynamic properties. The free energy<text:line-break/>landscape is so smooth without a large number of local minima. To show<text:line-break/><text:soft-page-break/>that an algorithm is really robust and is widely applicable, the<text:line-break/>author will need to find a more convincing example than the 2D Ising<text:line-break/>model.<text:line-break/><text:line-break/>In terms of the presentation of the manuscript, there are many places<text:line-break/>where the notations and the explanations are unclear. For example, the<text:line-break/>arguments and explanations for Eq. (6) are very confusing. There are<text:line-break/>also many typos in the paper. The author should address all these<text:line-break/>problems, both in terms of the scientific arguments and the<text:line-break/>readability of the paper, before resubmitting it to a different<text:line-break/>jour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1:44.214145634</meta:creation-date>
    <dc:date>2019-03-18T15:32:23.451239332</dc:date>
    <meta:editing-duration>PT40S</meta:editing-duration>
    <meta:editing-cycles>1</meta:editing-cycles>
    <meta:document-statistic meta:table-count="0" meta:image-count="0" meta:object-count="0" meta:page-count="4" meta:paragraph-count="1" meta:word-count="1526" meta:character-count="9336" meta:non-whitespace-character-count="7789"/>
    <meta:generator>LibreOffice/6.0.7.3$Linux_X86_64 LibreOffice_project/00m0$Build-3</meta:generator>
  </office:meta>
</office:document-meta>
</file>